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ce2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302_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302-2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yet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&amp;apos;re</text:p>
          </table:table-cell>
          <table:table-cell office:value-type="string" calcext:value-type="string">
            <text:p>asking</text:p>
          </table:table-cell>
          <table:table-cell table:style-name="ce1" office:value-type="string" calcext:value-type="string">
            <text:p>peop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nets</text:p>
          </table:table-cell>
          <table:table-cell office:value-type="string" calcext:value-type="string">
            <text:p>every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very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7897" calcext:value-type="float">
            <text:p>0.7897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798" calcext:value-type="float">
            <text:p>0.7798</text:p>
          </table:table-cell>
          <table:table-cell office:value-type="float" office:value="0.8394" calcext:value-type="float">
            <text:p>0.8394</text:p>
          </table:table-cell>
          <table:table-cell office:value-type="string" calcext:value-type="string">
            <text:p>.</text:p>
          </table:table-cell>
          <table:table-cell office:value-type="float" office:value="0.7301" calcext:value-type="float">
            <text:p>0.7301</text:p>
          </table:table-cell>
          <table:table-cell office:value-type="string" calcext:value-type="string">
            <text:p>.</text:p>
          </table:table-cell>
          <table:table-cell office:value-type="float" office:value="0.8245" calcext:value-type="float">
            <text:p>0.8245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368" calcext:value-type="float">
            <text:p>0.7368</text:p>
          </table:table-cell>
          <table:table-cell office:value-type="float" office:value="0.8245" calcext:value-type="float">
            <text:p>0.8245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434" calcext:value-type="float">
            <text:p>0.7434</text:p>
          </table:table-cell>
          <table:table-cell office:value-type="string" calcext:value-type="string">
            <text:p>.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995" calcext:value-type="float">
            <text:p>0.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hey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008" calcext:value-type="float">
            <text:p>0.600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696" calcext:value-type="float">
            <text:p>0.6696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.</text:p>
          </table:table-cell>
          <table:table-cell office:value-type="float" office:value="0.5795" calcext:value-type="float">
            <text:p>0.579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5732" calcext:value-type="float">
            <text:p>0.5732</text:p>
          </table:table-cell>
          <table:table-cell office:value-type="float" office:value="0.6521" calcext:value-type="float">
            <text:p>0.6521</text:p>
          </table:table-cell>
          <table:table-cell office:value-type="float" office:value="0.7171" calcext:value-type="float">
            <text:p>0.7171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8295" calcext:value-type="float">
            <text:p>0.8295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7549" calcext:value-type="float">
            <text:p>0.7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0.8685" calcext:value-type="float">
            <text:p>0.868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9075" calcext:value-type="float">
            <text:p>0.9075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167" calcext:value-type="float">
            <text:p>0.8167</text:p>
          </table:table-cell>
          <table:table-cell office:value-type="float" office:value="0.6915" calcext:value-type="float">
            <text:p>0.6915</text:p>
          </table:table-cell>
          <table:table-cell office:value-type="string" calcext:value-type="string">
            <text:p>.</text:p>
          </table:table-cell>
          <table:table-cell office:value-type="float" office:value="0.7526" calcext:value-type="float">
            <text:p>0.7526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7615" calcext:value-type="float">
            <text:p>0.7615</text:p>
          </table:table-cell>
          <table:table-cell office:value-type="string" calcext:value-type="string">
            <text:p>.</text:p>
          </table:table-cell>
          <table:table-cell office:value-type="float" office:value="0.8808" calcext:value-type="float">
            <text:p>0.8808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049" calcext:value-type="float">
            <text:p>0.7049</text:p>
          </table:table-cell>
          <table:table-cell office:value-type="float" office:value="1" calcext:value-type="float">
            <text:p>1</text:p>
          </table:table-cell>
          <table:table-cell office:value-type="float" office:value="0.8912" calcext:value-type="float">
            <text:p>0.8912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575" calcext:value-type="float">
            <text:p>0.6575</text:p>
          </table:table-cell>
          <table:table-cell office:value-type="float" office:value="0.5325" calcext:value-type="float">
            <text:p>0.5325</text:p>
          </table:table-cell>
          <table:table-cell office:value-type="string" calcext:value-type="string">
            <text:p>.</text:p>
          </table:table-cell>
          <table:table-cell office:value-type="float" office:value="0.8113" calcext:value-type="float">
            <text:p>0.8113</text:p>
          </table:table-cell>
          <table:table-cell office:value-type="string" calcext:value-type="string">
            <text:p>.</text:p>
          </table:table-cell>
          <table:table-cell office:value-type="float" office:value="0.762" calcext:value-type="float">
            <text:p>0.762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5397" calcext:value-type="float">
            <text:p>0.5397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5589" calcext:value-type="float">
            <text:p>0.5589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float" office:value="0.8317" calcext:value-type="float">
            <text:p>0.8317</text:p>
          </table:table-cell>
          <table:table-cell office:value-type="float" office:value="0.8366" calcext:value-type="float">
            <text:p>0.836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607" calcext:value-type="float">
            <text:p>0.7607</text:p>
          </table:table-cell>
          <table:table-cell office:value-type="float" office:value="0.7624" calcext:value-type="float">
            <text:p>0.7624</text:p>
          </table:table-cell>
          <table:table-cell office:value-type="string" calcext:value-type="string">
            <text:p>.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8663" calcext:value-type="float">
            <text:p>0.8663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267" calcext:value-type="float">
            <text:p>0.8267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739" calcext:value-type="float">
            <text:p>0.7739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8531" calcext:value-type="float">
            <text:p>0.8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6158" calcext:value-type="float">
            <text:p>0.6158</text:p>
          </table:table-cell>
          <table:table-cell office:value-type="string" calcext:value-type="string">
            <text:p>.</text:p>
          </table:table-cell>
          <table:table-cell office:value-type="float" office:value="0.5544" calcext:value-type="float">
            <text:p>0.5544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5607" calcext:value-type="float">
            <text:p>0.5607</text:p>
          </table:table-cell>
          <table:table-cell office:value-type="float" office:value="0.5732" calcext:value-type="float">
            <text:p>0.5732</text:p>
          </table:table-cell>
          <table:table-cell office:value-type="float" office:value="0.6295" calcext:value-type="float">
            <text:p>0.6295</text:p>
          </table:table-cell>
          <table:table-cell office:value-type="string" calcext:value-type="string">
            <text:p>.</text:p>
          </table:table-cell>
          <table:table-cell office:value-type="float" office:value="0.5732" calcext:value-type="float">
            <text:p>0.573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5782" calcext:value-type="float">
            <text:p>0.5782</text:p>
          </table:table-cell>
          <table:table-cell office:value-type="string" calcext:value-type="string">
            <text:p>.</text:p>
          </table:table-cell>
          <table:table-cell office:value-type="float" office:value="0.9499" calcext:value-type="float">
            <text:p>0.9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7778" calcext:value-type="float">
            <text:p>0.7778</text:p>
          </table:table-cell>
          <table:table-cell office:value-type="string" calcext:value-type="string">
            <text:p>.</text:p>
          </table:table-cell>
          <table:table-cell office:value-type="float" office:value="0.7678" calcext:value-type="float">
            <text:p>0.7678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7595" calcext:value-type="float">
            <text:p>0.7595</text:p>
          </table:table-cell>
          <table:table-cell office:value-type="string" calcext:value-type="string">
            <text:p>.</text:p>
          </table:table-cell>
          <table:table-cell office:value-type="float" office:value="0.8889" calcext:value-type="float">
            <text:p>0.8889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7463" calcext:value-type="float">
            <text:p>0.7463</text:p>
          </table:table-cell>
          <table:table-cell office:value-type="float" office:value="0.9934" calcext:value-type="float">
            <text:p>0.9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8846" calcext:value-type="float">
            <text:p>0.884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688" calcext:value-type="float">
            <text:p>0.688</text:p>
          </table:table-cell>
          <table:table-cell office:value-type="float" office:value="0.6786" calcext:value-type="float">
            <text:p>0.6786</text:p>
          </table:table-cell>
          <table:table-cell office:value-type="string" calcext:value-type="string">
            <text:p>.</text:p>
          </table:table-cell>
          <table:table-cell office:value-type="float" office:value="0.7161" calcext:value-type="float">
            <text:p>0.7161</text:p>
          </table:table-cell>
          <table:table-cell office:value-type="float" office:value="0.8112" calcext:value-type="float">
            <text:p>0.8112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.</text:p>
          </table:table-cell>
          <table:table-cell office:value-type="float" office:value="0.897" calcext:value-type="float">
            <text:p>0.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824" calcext:value-type="float">
            <text:p>0.7824</text:p>
          </table:table-cell>
          <table:table-cell office:value-type="string" calcext:value-type="string">
            <text:p>.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7392" calcext:value-type="float">
            <text:p>0.7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0.7216" calcext:value-type="float">
            <text:p>0.7216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8016" calcext:value-type="float">
            <text:p>0.8016</text:p>
          </table:table-cell>
          <table:table-cell office:value-type="string" calcext:value-type="string">
            <text:p>.</text:p>
          </table:table-cell>
          <table:table-cell office:value-type="float" office:value="0.728" calcext:value-type="float">
            <text:p>0.728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6992" calcext:value-type="float">
            <text:p>0.6992</text:p>
          </table:table-cell>
        </table:table-row>
        <table:table-row table:style-name="ro1">
          <table:table-cell office:value-type="string" calcext:value-type="string">
            <text:p>blocks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851" calcext:value-type="float">
            <text:p>0.7851</text:p>
          </table:table-cell>
          <table:table-cell office:value-type="string" calcext:value-type="string">
            <text:p>.</text:p>
          </table:table-cell>
          <table:table-cell office:value-type="float" office:value="0.9041" calcext:value-type="float">
            <text:p>0.9041</text:p>
          </table:table-cell>
          <table:table-cell office:value-type="string" calcext:value-type="string">
            <text:p>.</text:p>
          </table:table-cell>
          <table:table-cell office:value-type="float" office:value="0.8893" calcext:value-type="float">
            <text:p>0.8893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256" calcext:value-type="float">
            <text:p>0.7256</text:p>
          </table:table-cell>
          <table:table-cell office:value-type="string" calcext:value-type="string">
            <text:p>.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8347" calcext:value-type="float">
            <text:p>0.8347</text:p>
          </table:table-cell>
          <table:table-cell office:value-type="string" calcext:value-type="string">
            <text:p>.</text:p>
          </table:table-cell>
          <table:table-cell office:value-type="float" office:value="0.7306" calcext:value-type="float">
            <text:p>0.7306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322" calcext:value-type="float">
            <text:p>0.9322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6971" calcext:value-type="float">
            <text:p>0.6971</text:p>
          </table:table-cell>
          <table:table-cell office:value-type="float" office:value="0.6773" calcext:value-type="float">
            <text:p>0.6773</text:p>
          </table:table-cell>
          <table:table-cell office:value-type="string" calcext:value-type="string">
            <text:p>.</text:p>
          </table:table-cell>
          <table:table-cell office:value-type="float" office:value="0.7093" calcext:value-type="float">
            <text:p>0.709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6941" calcext:value-type="float">
            <text:p>0.6941</text:p>
          </table:table-cell>
          <table:table-cell office:value-type="string" calcext:value-type="string">
            <text:p>.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7549" calcext:value-type="float">
            <text:p>0.7549</text:p>
          </table:table-cell>
          <table:table-cell office:value-type="float" office:value="0.8478" calcext:value-type="float">
            <text:p>0.8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eze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5853" calcext:value-type="float">
            <text:p>0.5853</text:p>
          </table:table-cell>
          <table:table-cell office:value-type="string" calcext:value-type="string">
            <text:p>.</text:p>
          </table:table-cell>
          <table:table-cell office:value-type="float" office:value="0.4505" calcext:value-type="float">
            <text:p>0.4505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8335" calcext:value-type="float">
            <text:p>0.8335</text:p>
          </table:table-cell>
          <table:table-cell office:value-type="string" calcext:value-type="string">
            <text:p>.</text:p>
          </table:table-cell>
          <table:table-cell office:value-type="float" office:value="0.4688" calcext:value-type="float">
            <text:p>0.4688</text:p>
          </table:table-cell>
          <table:table-cell office:value-type="string" calcext:value-type="string">
            <text:p>.</text:p>
          </table:table-cell>
          <table:table-cell office:value-type="float" office:value="0.4505" calcext:value-type="float">
            <text:p>0.450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4678" calcext:value-type="float">
            <text:p>0.4678</text:p>
          </table:table-cell>
          <table:table-cell office:value-type="float" office:value="0.4913" calcext:value-type="float">
            <text:p>0.4913</text:p>
          </table:table-cell>
          <table:table-cell office:value-type="float" office:value="0.4525" calcext:value-type="float">
            <text:p>0.4525</text:p>
          </table:table-cell>
          <table:table-cell office:value-type="float" office:value="0.476" calcext:value-type="float">
            <text:p>0.476</text:p>
          </table:table-cell>
          <table:table-cell office:value-type="float" office:value="1" calcext:value-type="float">
            <text:p>1</text:p>
          </table:table-cell>
          <table:table-cell office:value-type="float" office:value="0.7875" calcext:value-type="float">
            <text:p>0.7875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6084" calcext:value-type="float">
            <text:p>0.6084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11" calcext:value-type="float">
            <text:p>0.611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979" calcext:value-type="float">
            <text:p>0.5979</text:p>
          </table:table-cell>
          <table:table-cell office:value-type="string" calcext:value-type="string">
            <text:p>.</text:p>
          </table:table-cell>
          <table:table-cell office:value-type="float" office:value="0.636" calcext:value-type="float">
            <text:p>0.636</text:p>
          </table:table-cell>
          <table:table-cell office:value-type="float" office:value="0.6649" calcext:value-type="float">
            <text:p>0.6649</text:p>
          </table:table-cell>
          <table:table-cell office:value-type="float" office:value="0.615" calcext:value-type="float">
            <text:p>0.615</text:p>
          </table:table-cell>
          <table:table-cell office:value-type="float" office:value="0.657" calcext:value-type="float">
            <text:p>0.657</text:p>
          </table:table-cell>
          <table:table-cell office:value-type="float" office:value="0.5979" calcext:value-type="float">
            <text:p>0.5979</text:p>
          </table:table-cell>
          <table:table-cell office:value-type="float" office:value="1" calcext:value-type="float">
            <text:p>1</text:p>
          </table:table-cell>
          <table:table-cell office:value-type="float" office:value="0.9028" calcext:value-type="float">
            <text:p>0.9028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13" calcext:value-type="float">
            <text:p>0.713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6168" calcext:value-type="float">
            <text:p>0.6168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6569" calcext:value-type="float">
            <text:p>0.6569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9626" calcext:value-type="float">
            <text:p>0.9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542" calcext:value-type="float">
            <text:p>0.8542</text:p>
          </table:table-cell>
          <table:table-cell office:value-type="string" calcext:value-type="string">
            <text:p>.</text:p>
          </table:table-cell>
          <table:table-cell office:value-type="float" office:value="0.7684" calcext:value-type="float">
            <text:p>0.7684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8027" calcext:value-type="float">
            <text:p>0.8027</text:p>
          </table:table-cell>
          <table:table-cell office:value-type="float" office:value="0.8834" calcext:value-type="float">
            <text:p>0.8834</text:p>
          </table:table-cell>
          <table:table-cell office:value-type="string" calcext:value-type="string">
            <text:p>.</text:p>
          </table:table-cell>
          <table:table-cell office:value-type="float" office:value="0.9897" calcext:value-type="float">
            <text:p>0.9897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8954" calcext:value-type="float">
            <text:p>0.8954</text:p>
          </table:table-cell>
        </table:table-row>
        <table:table-row table:style-name="ro1">
          <table:table-cell table:style-name="ce1" office:value-type="string" calcext:value-type="string">
            <text:p>they</text:p>
          </table:table-cell>
          <table:table-cell table:number-columns-repeated="5" office:value-type="string" calcext:value-type="string">
            <text:p>.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058" calcext:value-type="float">
            <text:p>0.6058</text:p>
          </table:table-cell>
          <table:table-cell office:value-type="float" office:value="0.8081" calcext:value-type="float">
            <text:p>0.808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5913" calcext:value-type="float">
            <text:p>0.5913</text:p>
          </table:table-cell>
          <table:table-cell office:value-type="string" calcext:value-type="string">
            <text:p>.</text:p>
          </table:table-cell>
          <table:table-cell office:value-type="float" office:value="0.6163" calcext:value-type="float">
            <text:p>0.6163</text:p>
          </table:table-cell>
          <table:table-cell office:value-type="string" calcext:value-type="string">
            <text:p>.</text:p>
          </table:table-cell>
          <table:table-cell office:value-type="float" office:value="0.5716" calcext:value-type="float">
            <text:p>0.5716</text:p>
          </table:table-cell>
          <table:table-cell office:value-type="float" office:value="0.6058" calcext:value-type="float">
            <text:p>0.6058</text:p>
          </table:table-cell>
          <table:table-cell office:value-type="string" calcext:value-type="string">
            <text:p>.</text:p>
          </table:table-cell>
          <table:table-cell office:value-type="float" office:value="0.6807" calcext:value-type="float">
            <text:p>0.6807</text:p>
          </table:table-cell>
          <table:table-cell office:value-type="float" office:value="0.7148" calcext:value-type="float">
            <text:p>0.7148</text:p>
          </table:table-cell>
        </table:table-row>
        <table:table-row table:style-name="ro1">
          <table:table-cell office:value-type="string" calcext:value-type="string">
            <text:p>might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172" calcext:value-type="float">
            <text:p>0.817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672" calcext:value-type="float">
            <text:p>0.9672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8621" calcext:value-type="float">
            <text:p>0.8621</text:p>
          </table:table-cell>
          <table:table-cell office:value-type="float" office:value="0.7707" calcext:value-type="float">
            <text:p>0.7707</text:p>
          </table:table-cell>
          <table:table-cell office:value-type="string" calcext:value-type="string">
            <text:p>.</text:p>
          </table:table-cell>
          <table:table-cell office:value-type="float" office:value="0.7914" calcext:value-type="float">
            <text:p>0.7914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869" calcext:value-type="float">
            <text:p>0.869</text:p>
          </table:table-cell>
          <table:table-cell office:value-type="float" office:value="1" calcext:value-type="float">
            <text:p>1</text:p>
          </table:table-cell>
          <table:table-cell office:value-type="float" office:value="0.9741" calcext:value-type="float">
            <text:p>0.9741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9664" calcext:value-type="float">
            <text:p>0.9664</text:p>
          </table:table-cell>
          <table:table-cell office:value-type="float" office:value="0.7968" calcext:value-type="float">
            <text:p>0.7968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88" calcext:value-type="float">
            <text:p>0.788</text:p>
          </table:table-cell>
          <table:table-cell office:value-type="float" office:value="0.8728" calcext:value-type="float">
            <text:p>0.8728</text:p>
          </table:table-cell>
          <table:table-cell office:value-type="float" office:value="0.8834" calcext:value-type="float">
            <text:p>0.8834</text:p>
          </table:table-cell>
          <table:table-cell office:value-type="string" calcext:value-type="string">
            <text:p>.</text:p>
          </table:table-cell>
          <table:table-cell office:value-type="float" office:value="0.8481" calcext:value-type="float">
            <text:p>0.848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198" calcext:value-type="float">
            <text:p>0.8198</text:p>
          </table:table-cell>
          <table:table-cell office:value-type="float" office:value="0.788" calcext:value-type="float">
            <text:p>0.788</text:p>
          </table:table-cell>
          <table:table-cell office:value-type="float" office:value="1" calcext:value-type="float">
            <text:p>1</text:p>
          </table:table-cell>
          <table:table-cell office:value-type="float" office:value="0.9399" calcext:value-type="float">
            <text:p>0.9399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6423" calcext:value-type="float">
            <text:p>0.6423</text:p>
          </table:table-cell>
          <table:table-cell office:value-type="string" calcext:value-type="string">
            <text:p>.</text:p>
          </table:table-cell>
          <table:table-cell office:value-type="float" office:value="0.607" calcext:value-type="float">
            <text:p>0.607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7168" calcext:value-type="float">
            <text:p>0.7168</text:p>
          </table:table-cell>
          <table:table-cell office:value-type="float" office:value="0.6531" calcext:value-type="float">
            <text:p>0.6531</text:p>
          </table:table-cell>
          <table:table-cell office:value-type="float" office:value="0.5935" calcext:value-type="float">
            <text:p>0.5935</text:p>
          </table:table-cell>
          <table:table-cell office:value-type="float" office:value="0.6951" calcext:value-type="float">
            <text:p>0.6951</text:p>
          </table:table-cell>
          <table:table-cell office:value-type="string" calcext:value-type="string">
            <text:p>.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6314" calcext:value-type="float">
            <text:p>0.6314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412" calcext:value-type="float">
            <text:p>0.7412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405" calcext:value-type="float">
            <text:p>0.7405</text:p>
          </table:table-cell>
          <table:table-cell office:value-type="float" office:value="0.8291" calcext:value-type="float">
            <text:p>0.8291</text:p>
          </table:table-cell>
          <table:table-cell office:value-type="string" calcext:value-type="string">
            <text:p>.</text:p>
          </table:table-cell>
          <table:table-cell office:value-type="float" office:value="0.7136" calcext:value-type="float">
            <text:p>0.7136</text:p>
          </table:table-cell>
          <table:table-cell office:value-type="string" calcext:value-type="string">
            <text:p>.</text:p>
          </table:table-cell>
          <table:table-cell office:value-type="float" office:value="0.8418" calcext:value-type="float">
            <text:p>0.8418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263" calcext:value-type="float">
            <text:p>0.7263</text:p>
          </table:table-cell>
          <table:table-cell office:value-type="float" office:value="0.7373" calcext:value-type="float">
            <text:p>0.7373</text:p>
          </table:table-cell>
          <table:table-cell office:value-type="string" calcext:value-type="string">
            <text:p>.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6994" calcext:value-type="float">
            <text:p>0.6994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434" calcext:value-type="float">
            <text:p>0.843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7458" calcext:value-type="float">
            <text:p>0.7458</text:p>
          </table:table-cell>
          <table:table-cell office:value-type="string" calcext:value-type="string">
            <text:p>.</text:p>
          </table:table-cell>
          <table:table-cell office:value-type="float" office:value="0.7245" calcext:value-type="float">
            <text:p>0.7245</text:p>
          </table:table-cell>
          <table:table-cell office:value-type="string" calcext:value-type="string">
            <text:p>.</text:p>
          </table:table-cell>
          <table:table-cell office:value-type="float" office:value="0.9665" calcext:value-type="float">
            <text:p>0.9665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021" calcext:value-type="float">
            <text:p>0.8021</text:p>
          </table:table-cell>
          <table:table-cell office:value-type="float" office:value="0.7078" calcext:value-type="float">
            <text:p>0.707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636" calcext:value-type="float">
            <text:p>0.6636</text:p>
          </table:table-cell>
          <table:table-cell office:value-type="float" office:value="1" calcext:value-type="float">
            <text:p>1</text:p>
          </table:table-cell>
          <table:table-cell office:value-type="float" office:value="0.8265" calcext:value-type="float">
            <text:p>0.8265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6317" calcext:value-type="float">
            <text:p>0.6317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12" calcext:value-type="float">
            <text:p>0.612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7003" calcext:value-type="float">
            <text:p>0.7003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176" calcext:value-type="float">
            <text:p>0.617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003" calcext:value-type="float">
            <text:p>0.7003</text:p>
          </table:table-cell>
          <table:table-cell office:value-type="float" office:value="0.6317" calcext:value-type="float">
            <text:p>0.6317</text:p>
          </table:table-cell>
          <table:table-cell office:value-type="string" calcext:value-type="string">
            <text:p>.</text:p>
          </table:table-cell>
          <table:table-cell office:value-type="float" office:value="0.6933" calcext:value-type="float">
            <text:p>0.6933</text:p>
          </table:table-cell>
          <table:table-cell office:value-type="string" calcext:value-type="string">
            <text:p>.</text:p>
          </table:table-cell>
          <table:table-cell office:value-type="float" office:value="0.9706" calcext:value-type="float">
            <text:p>0.97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0.59" calcext:value-type="float">
            <text:p>0.59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401" calcext:value-type="float">
            <text:p>0.640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401" calcext:value-type="float">
            <text:p>0.6401</text:p>
          </table:table-cell>
          <table:table-cell office:value-type="string" calcext:value-type="string">
            <text:p>.</text:p>
          </table:table-cell>
          <table:table-cell office:value-type="float" office:value="0.6225" calcext:value-type="float">
            <text:p>0.622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915" calcext:value-type="float">
            <text:p>0.6915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334" calcext:value-type="float">
            <text:p>0.7334</text:p>
          </table:table-cell>
          <table:table-cell office:value-type="string" calcext:value-type="string">
            <text:p>.</text:p>
          </table:table-cell>
          <table:table-cell office:value-type="float" office:value="0.9797" calcext:value-type="float">
            <text:p>0.9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0.7612" calcext:value-type="float">
            <text:p>0.7612</text:p>
          </table:table-cell>
          <table:table-cell office:value-type="float" office:value="0.6425" calcext:value-type="float">
            <text:p>0.6425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7" calcext:value-type="float">
            <text:p>0.67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641" calcext:value-type="float">
            <text:p>0.7641</text:p>
          </table:table-cell>
          <table:table-cell office:value-type="float" office:value="0.6975" calcext:value-type="float">
            <text:p>0.6975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6744" calcext:value-type="float">
            <text:p>0.6744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595" calcext:value-type="float">
            <text:p>0.9595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5349" calcext:value-type="float">
            <text:p>0.5349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5225" calcext:value-type="float">
            <text:p>0.5225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4966" calcext:value-type="float">
            <text:p>0.4966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795" calcext:value-type="float">
            <text:p>0.8795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6128" calcext:value-type="float">
            <text:p>0.612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5425" calcext:value-type="float">
            <text:p>0.542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5635" calcext:value-type="float">
            <text:p>0.5635</text:p>
          </table:table-cell>
          <table:table-cell office:value-type="float" office:value="0.5968" calcext:value-type="float">
            <text:p>0.5968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5919" calcext:value-type="float">
            <text:p>0.5919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779" calcext:value-type="float">
            <text:p>0.8779</text:p>
          </table:table-cell>
        </table:table-row>
        <table:table-row table:style-name="ro1">
          <table:table-cell office:value-type="string" calcext:value-type="string">
            <text:p>night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77" calcext:value-type="float">
            <text:p>0.777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122" calcext:value-type="float">
            <text:p>0.9122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8159" calcext:value-type="float">
            <text:p>0.8159</text:p>
          </table:table-cell>
          <table:table-cell office:value-type="float" office:value="1" calcext:value-type="float">
            <text:p>1</text:p>
          </table:table-cell>
          <table:table-cell office:value-type="float" office:value="0.9814" calcext:value-type="float">
            <text:p>0.9814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246" calcext:value-type="float">
            <text:p>0.7246</text:p>
          </table:table-cell>
          <table:table-cell office:value-type="string" calcext:value-type="string">
            <text:p>.</text:p>
          </table:table-cell>
          <table:table-cell office:value-type="float" office:value="0.687" calcext:value-type="float">
            <text:p>0.687</text:p>
          </table:table-cell>
          <table:table-cell office:value-type="float" office:value="0.658" calcext:value-type="float">
            <text:p>0.658</text:p>
          </table:table-cell>
          <table:table-cell office:value-type="float" office:value="0.7652" calcext:value-type="float">
            <text:p>0.7652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7145" calcext:value-type="float">
            <text:p>0.7145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391" calcext:value-type="float">
            <text:p>0.639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relieve</text:p>
          </table:table-cell>
          <table:table-cell office:value-type="float" office:value="0.5874" calcext:value-type="float">
            <text:p>0.5874</text:p>
          </table:table-cell>
          <table:table-cell office:value-type="string" calcext:value-type="string">
            <text:p>.</text:p>
          </table:table-cell>
          <table:table-cell office:value-type="float" office:value="0.6277" calcext:value-type="float">
            <text:p>0.6277</text:p>
          </table:table-cell>
          <table:table-cell office:value-type="float" office:value="0.621" calcext:value-type="float">
            <text:p>0.621</text:p>
          </table:table-cell>
          <table:table-cell office:value-type="float" office:value="0.6653" calcext:value-type="float">
            <text:p>0.6653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532" calcext:value-type="float">
            <text:p>0.6532</text:p>
          </table:table-cell>
          <table:table-cell office:value-type="string" calcext:value-type="string">
            <text:p>.</text:p>
          </table:table-cell>
          <table:table-cell office:value-type="float" office:value="0.7366" calcext:value-type="float">
            <text:p>0.7366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6411" calcext:value-type="float">
            <text:p>0.6411</text:p>
          </table:table-cell>
          <table:table-cell office:value-type="float" office:value="0.6801" calcext:value-type="float">
            <text:p>0.6801</text:p>
          </table:table-cell>
          <table:table-cell office:value-type="string" calcext:value-type="string">
            <text:p>.</text:p>
          </table:table-cell>
          <table:table-cell office:value-type="float" office:value="0.6116" calcext:value-type="float">
            <text:p>0.611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272" calcext:value-type="float">
            <text:p>0.7272</text:p>
          </table:table-cell>
        </table:table-row>
        <table:table-row table:style-name="ro1">
          <table:table-cell office:value-type="string" calcext:value-type="string">
            <text:p>themselves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288" calcext:value-type="float">
            <text:p>0.7288</text:p>
          </table:table-cell>
          <table:table-cell office:value-type="string" calcext:value-type="string">
            <text:p>.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7958" calcext:value-type="float">
            <text:p>0.7958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337" calcext:value-type="float">
            <text:p>0.7337</text:p>
          </table:table-cell>
          <table:table-cell office:value-type="float" office:value="0.7827" calcext:value-type="float">
            <text:p>0.7827</text:p>
          </table:table-cell>
          <table:table-cell office:value-type="float" office:value="0.7157" calcext:value-type="float">
            <text:p>0.7157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444" calcext:value-type="float">
            <text:p>0.9444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005" calcext:value-type="float">
            <text:p>0.7005</text:p>
          </table:table-cell>
          <table:table-cell office:value-type="float" office:value="0.702" calcext:value-type="float">
            <text:p>0.702</text:p>
          </table:table-cell>
          <table:table-cell office:value-type="float" office:value="0.7588" calcext:value-type="float">
            <text:p>0.7588</text:p>
          </table:table-cell>
          <table:table-cell office:value-type="float" office:value="0.725" calcext:value-type="float">
            <text:p>0.725</text:p>
          </table:table-cell>
          <table:table-cell office:value-type="float" office:value="0.6851" calcext:value-type="float">
            <text:p>0.685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682" calcext:value-type="float">
            <text:p>0.682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959" calcext:value-type="float">
            <text:p>0.6959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662" calcext:value-type="float">
            <text:p>0.9662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6321" calcext:value-type="float">
            <text:p>0.6321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7601" calcext:value-type="float">
            <text:p>0.7601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655" calcext:value-type="float">
            <text:p>0.655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5957" calcext:value-type="float">
            <text:p>0.5957</text:p>
          </table:table-cell>
          <table:table-cell office:value-type="float" office:value="0.6253" calcext:value-type="float">
            <text:p>0.6253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9272" calcext:value-type="float">
            <text:p>0.9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7906" calcext:value-type="float">
            <text:p>0.7906</text:p>
          </table:table-cell>
          <table:table-cell office:value-type="float" office:value="0.7627" calcext:value-type="float">
            <text:p>0.7627</text:p>
          </table:table-cell>
          <table:table-cell office:value-type="string" calcext:value-type="string">
            <text:p>.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.</text:p>
          </table:table-cell>
          <table:table-cell office:value-type="float" office:value="0.7679" calcext:value-type="float">
            <text:p>0.7679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8028" calcext:value-type="float">
            <text:p>0.8028</text:p>
          </table:table-cell>
          <table:table-cell office:value-type="float" office:value="0.8202" calcext:value-type="float">
            <text:p>0.8202</text:p>
          </table:table-cell>
          <table:table-cell office:value-type="string" calcext:value-type="string">
            <text:p>.</text:p>
          </table:table-cell>
          <table:table-cell office:value-type="float" office:value="0.8115" calcext:value-type="float">
            <text:p>0.8115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546" calcext:value-type="float">
            <text:p>0.9546</text:p>
          </table:table-cell>
        </table:table-row>
        <table:table-row table:style-name="ro1">
          <table:table-cell table:style-name="ce1" office:value-type="string" calcext:value-type="string">
            <text:p>they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5696" calcext:value-type="float">
            <text:p>0.5696</text:p>
          </table:table-cell>
          <table:table-cell office:value-type="string" calcext:value-type="string">
            <text:p>.</text:p>
          </table:table-cell>
          <table:table-cell office:value-type="float" office:value="0.5747" calcext:value-type="float">
            <text:p>0.574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6794" calcext:value-type="float">
            <text:p>0.6794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522" calcext:value-type="float">
            <text:p>0.7522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705" calcext:value-type="float">
            <text:p>0.705</text:p>
          </table:table-cell>
          <table:table-cell office:value-type="float" office:value="0.6884" calcext:value-type="float">
            <text:p>0.6884</text:p>
          </table:table-cell>
        </table:table-row>
        <table:table-row table:style-name="ro1">
          <table:table-cell office:value-type="string" calcext:value-type="string">
            <text:p>might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973" calcext:value-type="float">
            <text:p>0.797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216" calcext:value-type="float">
            <text:p>0.9216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833" calcext:value-type="float">
            <text:p>0.833</text:p>
          </table:table-cell>
          <table:table-cell office:value-type="float" office:value="0.7632" calcext:value-type="float">
            <text:p>0.7632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8603" calcext:value-type="float">
            <text:p>0.8603</text:p>
          </table:table-cell>
          <table:table-cell office:value-type="float" office:value="1" calcext:value-type="float">
            <text:p>1</text:p>
          </table:table-cell>
          <table:table-cell office:value-type="float" office:value="0.9506" calcext:value-type="float">
            <text:p>0.9506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387" calcext:value-type="float">
            <text:p>0.7387</text:p>
          </table:table-cell>
          <table:table-cell office:value-type="string" calcext:value-type="string">
            <text:p>.</text:p>
          </table:table-cell>
          <table:table-cell office:value-type="float" office:value="0.7571" calcext:value-type="float">
            <text:p>0.7571</text:p>
          </table:table-cell>
          <table:table-cell office:value-type="float" office:value="0.9313" calcext:value-type="float">
            <text:p>0.9313</text:p>
          </table:table-cell>
          <table:table-cell office:value-type="float" office:value="0.8526" calcext:value-type="float">
            <text:p>0.8526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672" calcext:value-type="float">
            <text:p>0.7672</text:p>
          </table:table-cell>
          <table:table-cell office:value-type="float" office:value="0.7839" calcext:value-type="float">
            <text:p>0.7839</text:p>
          </table:table-cell>
          <table:table-cell office:value-type="float" office:value="0.7739" calcext:value-type="float">
            <text:p>0.7739</text:p>
          </table:table-cell>
          <table:table-cell office:value-type="float" office:value="0.7353" calcext:value-type="float">
            <text:p>0.7353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045" calcext:value-type="float">
            <text:p>0.9045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float" office:value="0.6124" calcext:value-type="float">
            <text:p>0.6124</text:p>
          </table:table-cell>
          <table:table-cell office:value-type="float" office:value="0.6236" calcext:value-type="float">
            <text:p>0.6236</text:p>
          </table:table-cell>
          <table:table-cell office:value-type="float" office:value="0.5714" calcext:value-type="float">
            <text:p>0.5714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5528" calcext:value-type="float">
            <text:p>0.5528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554" calcext:value-type="float">
            <text:p>0.554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416" calcext:value-type="float">
            <text:p>0.7416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.</text:p>
          </table:table-cell>
          <table:table-cell office:value-type="float" office:value="0.6801" calcext:value-type="float">
            <text:p>0.680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682" calcext:value-type="float">
            <text:p>0.7682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8083" calcext:value-type="float">
            <text:p>0.8083</text:p>
          </table:table-cell>
          <table:table-cell office:value-type="float" office:value="0.7512" calcext:value-type="float">
            <text:p>0.7512</text:p>
          </table:table-cell>
          <table:table-cell office:value-type="string" calcext:value-type="string">
            <text:p>.</text:p>
          </table:table-cell>
          <table:table-cell office:value-type="float" office:value="0.7017" calcext:value-type="float">
            <text:p>0.7017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801" calcext:value-type="float">
            <text:p>0.680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397" calcext:value-type="float">
            <text:p>0.9397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523" calcext:value-type="float">
            <text:p>0.6523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82" calcext:value-type="float">
            <text:p>0.682</text:p>
          </table:table-cell>
          <table:table-cell office:value-type="string" calcext:value-type="string">
            <text:p>.</text:p>
          </table:table-cell>
          <table:table-cell office:value-type="float" office:value="0.6627" calcext:value-type="float">
            <text:p>0.6627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508" calcext:value-type="float">
            <text:p>0.6508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7013" calcext:value-type="float">
            <text:p>0.7013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539" calcext:value-type="float">
            <text:p>0.9539</text:p>
          </table:table-cell>
        </table:table-row>
        <table:table-row table:style-name="ro1">
          <table:table-cell table:style-name="ce1" office:value-type="string" calcext:value-type="string">
            <text:p>their</text:p>
          </table:table-cell>
          <table:table-cell table:number-columns-repeated="5" office:value-type="string" calcext:value-type="string">
            <text:p>.</text:p>
          </table:table-cell>
          <table:table-cell table:style-name="ce1" office:value-type="float" office:value="0.9297" calcext:value-type="float">
            <text:p>0.9297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422" calcext:value-type="float">
            <text:p>0.7422</text:p>
          </table:table-cell>
          <table:table-cell office:value-type="float" office:value="0.7359" calcext:value-type="float">
            <text:p>0.7359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031" calcext:value-type="float">
            <text:p>0.7031</text:p>
          </table:table-cell>
          <table:table-cell office:value-type="float" office:value="0.75" calcext:value-type="float">
            <text:p>0.75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328" calcext:value-type="float">
            <text:p>0.7328</text:p>
          </table:table-cell>
          <table:table-cell office:value-type="string" calcext:value-type="string">
            <text:p>.</text:p>
          </table:table-cell>
          <table:table-cell office:value-type="float" office:value="0.9828" calcext:value-type="float">
            <text:p>0.9828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rnishings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694" calcext:value-type="float">
            <text:p>0.694</text:p>
          </table:table-cell>
          <table:table-cell office:value-type="string" calcext:value-type="string">
            <text:p>.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8975" calcext:value-type="float">
            <text:p>0.8975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216" calcext:value-type="float">
            <text:p>0.621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7022" calcext:value-type="float">
            <text:p>0.7022</text:p>
          </table:table-cell>
          <table:table-cell office:value-type="float" office:value="0.6093" calcext:value-type="float">
            <text:p>0.609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115" calcext:value-type="float">
            <text:p>0.8115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" calcext:value-type="float">
            <text:p>0.8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7368" calcext:value-type="float">
            <text:p>0.7368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6426" calcext:value-type="float">
            <text:p>0.6426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809" calcext:value-type="float">
            <text:p>0.9809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float" office:value="0.785" calcext:value-type="float">
            <text:p>0.785</text:p>
          </table:table-cell>
          <table:table-cell office:value-type="float" office:value="0.7182" calcext:value-type="float">
            <text:p>0.7182</text:p>
          </table:table-cell>
          <table:table-cell office:value-type="string" calcext:value-type="string">
            <text:p>.</text:p>
          </table:table-cell>
          <table:table-cell office:value-type="float" office:value="0.7883" calcext:value-type="float">
            <text:p>0.7883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8632" calcext:value-type="float">
            <text:p>0.863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182" calcext:value-type="float">
            <text:p>0.7182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8941" calcext:value-type="float">
            <text:p>0.8941</text:p>
          </table:table-cell>
          <table:table-cell office:value-type="float" office:value="0.8046" calcext:value-type="float">
            <text:p>0.8046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7488" calcext:value-type="float">
            <text:p>0.7488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779" calcext:value-type="float">
            <text:p>0.779</text:p>
          </table:table-cell>
          <table:table-cell office:value-type="float" office:value="0.8792" calcext:value-type="float">
            <text:p>0.8792</text:p>
          </table:table-cell>
          <table:table-cell office:value-type="float" office:value="1" calcext:value-type="float">
            <text:p>1</text:p>
          </table:table-cell>
          <table:table-cell office:value-type="float" office:value="0.8442" calcext:value-type="float">
            <text:p>0.8442</text:p>
          </table:table-cell>
          <table:table-cell office:value-type="float" office:value="0.7154" calcext:value-type="float">
            <text:p>0.7154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7075" calcext:value-type="float">
            <text:p>0.7075</text:p>
          </table:table-cell>
          <table:table-cell office:value-type="string" calcext:value-type="string">
            <text:p>.</text:p>
          </table:table-cell>
          <table:table-cell office:value-type="float" office:value="0.7488" calcext:value-type="float">
            <text:p>0.7488</text:p>
          </table:table-cell>
          <table:table-cell office:value-type="float" office:value="0.8744" calcext:value-type="float">
            <text:p>0.8744</text:p>
          </table:table-cell>
        </table:table-row>
        <table:table-row table:style-name="ro1">
          <table:table-cell office:value-type="string" calcext:value-type="string">
            <text:p>thing</text:p>
          </table:table-cell>
          <table:table-cell office:value-type="float" office:value="0.4296" calcext:value-type="float">
            <text:p>0.4296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4637" calcext:value-type="float">
            <text:p>0.4637</text:p>
          </table:table-cell>
          <table:table-cell office:value-type="string" calcext:value-type="string">
            <text:p>.</text:p>
          </table:table-cell>
          <table:table-cell office:value-type="float" office:value="0.4969" calcext:value-type="float">
            <text:p>0.4969</text:p>
          </table:table-cell>
          <table:table-cell office:value-type="float" office:value="0.4682" calcext:value-type="float">
            <text:p>0.4682</text:p>
          </table:table-cell>
          <table:table-cell office:value-type="float" office:value="1" calcext:value-type="float">
            <text:p>1</text:p>
          </table:table-cell>
          <table:table-cell office:value-type="float" office:value="0.4305" calcext:value-type="float">
            <text:p>0.4305</text:p>
          </table:table-cell>
          <table:table-cell office:value-type="float" office:value="0.4843" calcext:value-type="float">
            <text:p>0.4843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4161" calcext:value-type="float">
            <text:p>0.416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3901" calcext:value-type="float">
            <text:p>0.3901</text:p>
          </table:table-cell>
          <table:table-cell office:value-type="float" office:value="0.3973" calcext:value-type="float">
            <text:p>0.397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0.5741" calcext:value-type="float">
            <text:p>0.574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476" calcext:value-type="float">
            <text:p>0.6476</text:p>
          </table:table-cell>
          <table:table-cell office:value-type="string" calcext:value-type="string">
            <text:p>.</text:p>
          </table:table-cell>
          <table:table-cell office:value-type="float" office:value="0.6301" calcext:value-type="float">
            <text:p>0.6301</text:p>
          </table:table-cell>
          <table:table-cell office:value-type="float" office:value="0.5828" calcext:value-type="float">
            <text:p>0.582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625" calcext:value-type="float">
            <text:p>0.6625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7411" calcext:value-type="float">
            <text:p>0.7411</text:p>
          </table:table-cell>
          <table:table-cell table:number-columns-repeated="2" office:value-type="float" office:value="0.6726" calcext:value-type="float">
            <text:p>0.6726</text:p>
          </table:table-cell>
          <table:table-cell office:value-type="float" office:value="0.6503" calcext:value-type="float">
            <text:p>0.6503</text:p>
          </table:table-cell>
          <table:table-cell office:value-type="float" office:value="0.6488" calcext:value-type="float">
            <text:p>0.648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232" calcext:value-type="float">
            <text:p>0.7232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958" calcext:value-type="float">
            <text:p>0.8958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7198" calcext:value-type="float">
            <text:p>0.7198</text:p>
          </table:table-cell>
          <table:table-cell office:value-type="float" office:value="0.623" calcext:value-type="float">
            <text:p>0.623</text:p>
          </table:table-cell>
          <table:table-cell office:value-type="float" office:value="0.6643" calcext:value-type="float">
            <text:p>0.6643</text:p>
          </table:table-cell>
          <table:table-cell office:value-type="float" office:value="0.7596" calcext:value-type="float">
            <text:p>0.7596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7041" calcext:value-type="float">
            <text:p>0.704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6686" calcext:value-type="float">
            <text:p>0.6686</text:p>
          </table:table-cell>
          <table:table-cell office:value-type="string" calcext:value-type="string">
            <text:p>.</text:p>
          </table:table-cell>
          <table:table-cell office:value-type="float" office:value="0.6202" calcext:value-type="float">
            <text:p>0.6202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9559" calcext:value-type="float">
            <text:p>0.9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0.9521" calcext:value-type="float">
            <text:p>0.9521</text:p>
          </table:table-cell>
          <table:table-cell office:value-type="float" office:value="0.8635" calcext:value-type="float">
            <text:p>0.863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8493" calcext:value-type="float">
            <text:p>0.8493</text:p>
          </table:table-cell>
          <table:table-cell office:value-type="string" calcext:value-type="string">
            <text:p>.</text:p>
          </table:table-cell>
          <table:table-cell office:value-type="float" office:value="0.7979" calcext:value-type="float">
            <text:p>0.7979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7713" calcext:value-type="float">
            <text:p>0.7713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713" calcext:value-type="float">
            <text:p>0.7713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592" calcext:value-type="float">
            <text:p>0.9592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201" calcext:value-type="float">
            <text:p>0.8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0.936" calcext:value-type="float">
            <text:p>0.93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785" calcext:value-type="float">
            <text:p>0.7785</text:p>
          </table:table-cell>
          <table:table-cell office:value-type="float" office:value="0.8806" calcext:value-type="float">
            <text:p>0.8806</text:p>
          </table:table-cell>
          <table:table-cell office:value-type="float" office:value="0.8633" calcext:value-type="float">
            <text:p>0.8633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927" calcext:value-type="float">
            <text:p>0.8927</text:p>
          </table:table-cell>
        </table:table-row>
        <table:table-row table:style-name="ro1">
          <table:table-cell office:value-type="string" calcext:value-type="string">
            <text:p>you</text:p>
          </table:table-cell>
          <table:table-cell office:value-type="float" office:value="1" calcext:value-type="float">
            <text:p>1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9371" calcext:value-type="float">
            <text:p>0.937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035" calcext:value-type="float">
            <text:p>0.8035</text:p>
          </table:table-cell>
          <table:table-cell office:value-type="string" calcext:value-type="string">
            <text:p>.</text:p>
          </table:table-cell>
          <table:table-cell office:value-type="float" office:value="0.7107" calcext:value-type="float">
            <text:p>0.7107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923" calcext:value-type="float">
            <text:p>0.923</text:p>
          </table:table-cell>
          <table:table-cell office:value-type="float" office:value="0.8616" calcext:value-type="float">
            <text:p>0.8616</text:p>
          </table:table-cell>
        </table:table-row>
        <table:table-row table:style-name="ro1">
          <table:table-cell office:value-type="string" calcext:value-type="string">
            <text:p>know</text:p>
          </table:table-cell>
          <table:table-cell office:value-type="float" office:value="0.7766" calcext:value-type="float">
            <text:p>0.7766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7036" calcext:value-type="float">
            <text:p>0.7036</text:p>
          </table:table-cell>
          <table:table-cell office:value-type="float" office:value="0.6717" calcext:value-type="float">
            <text:p>0.6717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7447" calcext:value-type="float">
            <text:p>0.7447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6824" calcext:value-type="float">
            <text:p>0.6824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96" calcext:value-type="float">
            <text:p>0.696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465" calcext:value-type="float">
            <text:p>0.8465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5856" calcext:value-type="float">
            <text:p>0.5856</text:p>
          </table:table-cell>
          <table:table-cell office:value-type="string" calcext:value-type="string">
            <text:p>.</text:p>
          </table:table-cell>
          <table:table-cell office:value-type="float" office:value="0.634" calcext:value-type="float">
            <text:p>0.634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5633" calcext:value-type="float">
            <text:p>0.5633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float" office:value="0.6205" calcext:value-type="float">
            <text:p>0.6205</text:p>
          </table:table-cell>
          <table:table-cell table:number-columns-repeated="4" office:value-type="string" calcext:value-type="string">
            <text:p>.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795" calcext:value-type="float">
            <text:p>0.6795</text:p>
          </table:table-cell>
          <table:table-cell office:value-type="float" office:value="0.8562" calcext:value-type="float">
            <text:p>0.8562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521" calcext:value-type="float">
            <text:p>0.752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7438" calcext:value-type="float">
            <text:p>0.7438</text:p>
          </table:table-cell>
        </table:table-row>
        <table:table-row table:style-name="ro1">
          <table:table-cell office:value-type="string" calcext:value-type="string">
            <text:p>might</text:p>
          </table:table-cell>
          <table:table-cell office:value-type="float" office:value="0.8183" calcext:value-type="float">
            <text:p>0.8183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8471" calcext:value-type="float">
            <text:p>0.847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748" calcext:value-type="float">
            <text:p>0.9748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8363" calcext:value-type="float">
            <text:p>0.8363</text:p>
          </table:table-cell>
          <table:table-cell office:value-type="string" calcext:value-type="string">
            <text:p>.</text:p>
          </table:table-cell>
          <table:table-cell office:value-type="float" office:value="0.8076" calcext:value-type="float">
            <text:p>0.8076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8165" calcext:value-type="float">
            <text:p>0.8165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496" calcext:value-type="float">
            <text:p>0.9496</text:p>
          </table:table-cell>
        </table:table-row>
        <table:table-row table:style-name="ro1">
          <table:table-cell office:value-type="string" calcext:value-type="string">
            <text:p>live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9031" calcext:value-type="float">
            <text:p>0.9031</text:p>
          </table:table-cell>
          <table:table-cell office:value-type="string" calcext:value-type="string">
            <text:p>.</text:p>
          </table:table-cell>
          <table:table-cell office:value-type="float" office:value="0.8197" calcext:value-type="float">
            <text:p>0.8197</text:p>
          </table:table-cell>
          <table:table-cell office:value-type="string" calcext:value-type="string">
            <text:p>.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7704" calcext:value-type="float">
            <text:p>0.7704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5" calcext:value-type="float">
            <text:p>0.75</text:p>
          </table:table-cell>
          <table:table-cell office:value-type="float" office:value="0.7789" calcext:value-type="float">
            <text:p>0.7789</text:p>
          </table:table-cell>
          <table:table-cell office:value-type="string" calcext:value-type="string">
            <text:p>.</text:p>
          </table:table-cell>
          <table:table-cell office:value-type="float" office:value="0.7466" calcext:value-type="float">
            <text:p>0.7466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745" calcext:value-type="float">
            <text:p>0.9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6569" calcext:value-type="float">
            <text:p>0.6569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445" calcext:value-type="float">
            <text:p>0.7445</text:p>
          </table:table-cell>
          <table:table-cell office:value-type="string" calcext:value-type="string">
            <text:p>.</text:p>
          </table:table-cell>
          <table:table-cell office:value-type="float" office:value="0.7007" calcext:value-type="float">
            <text:p>0.7007</text:p>
          </table:table-cell>
          <table:table-cell office:value-type="string" calcext:value-type="string">
            <text:p>.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285" calcext:value-type="float">
            <text:p>0.7285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6365" calcext:value-type="float">
            <text:p>0.6365</text:p>
          </table:table-cell>
          <table:table-cell office:value-type="string" calcext:value-type="string">
            <text:p>.</text:p>
          </table:table-cell>
          <table:table-cell office:value-type="float" office:value="0.8759" calcext:value-type="float">
            <text:p>0.8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7504" calcext:value-type="float">
            <text:p>0.7504</text:p>
          </table:table-cell>
          <table:table-cell office:value-type="string" calcext:value-type="string">
            <text:p>.</text:p>
          </table:table-cell>
          <table:table-cell office:value-type="float" office:value="0.7264" calcext:value-type="float">
            <text:p>0.7264</text:p>
          </table:table-cell>
          <table:table-cell office:value-type="float" office:value="0.7424" calcext:value-type="float">
            <text:p>0.7424</text:p>
          </table:table-cell>
          <table:table-cell office:value-type="string" calcext:value-type="string">
            <text:p>.</text:p>
          </table:table-cell>
          <table:table-cell office:value-type="float" office:value="0.792" calcext:value-type="float">
            <text:p>0.79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2" calcext:value-type="float">
            <text:p>0.72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824" calcext:value-type="float">
            <text:p>0.824</text:p>
          </table:table-cell>
          <table:table-cell office:value-type="float" office:value="0.7392" calcext:value-type="float">
            <text:p>0.7392</text:p>
          </table:table-cell>
          <table:table-cell office:value-type="float" office:value="0.7104" calcext:value-type="float">
            <text:p>0.7104</text:p>
          </table:table-cell>
          <table:table-cell office:value-type="float" office:value="0.7072" calcext:value-type="float">
            <text:p>0.7072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9184" calcext:value-type="float">
            <text:p>0.9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0.6958" calcext:value-type="float">
            <text:p>0.6958</text:p>
          </table:table-cell>
          <table:table-cell office:value-type="float" office:value="0.6581" calcext:value-type="float">
            <text:p>0.658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703" calcext:value-type="float">
            <text:p>0.6703</text:p>
          </table:table-cell>
          <table:table-cell office:value-type="string" calcext:value-type="string">
            <text:p>.</text:p>
          </table:table-cell>
          <table:table-cell office:value-type="float" office:value="0.5962" calcext:value-type="float">
            <text:p>0.596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6231" calcext:value-type="float">
            <text:p>0.6231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421" calcext:value-type="float">
            <text:p>0.9421</text:p>
          </table:table-cell>
        </table:table-row>
        <table:table-row table:style-name="ro1">
          <table:table-cell office:value-type="string" calcext:value-type="string">
            <text:p>hut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5317" calcext:value-type="float">
            <text:p>0.5317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5581" calcext:value-type="float">
            <text:p>0.5581</text:p>
          </table:table-cell>
          <table:table-cell office:value-type="string" calcext:value-type="string">
            <text:p>.</text:p>
          </table:table-cell>
          <table:table-cell office:value-type="float" office:value="0.6156" calcext:value-type="float">
            <text:p>0.6156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5808" calcext:value-type="float">
            <text:p>0.5808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5317" calcext:value-type="float">
            <text:p>0.5317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347" calcext:value-type="float">
            <text:p>0.8347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7476" calcext:value-type="float">
            <text:p>0.7476</text:p>
          </table:table-cell>
          <table:table-cell office:value-type="float" office:value="0.6513" calcext:value-type="float">
            <text:p>0.6513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629" calcext:value-type="float">
            <text:p>0.629</text:p>
          </table:table-cell>
          <table:table-cell office:value-type="float" office:value="0.6095" calcext:value-type="float">
            <text:p>0.6095</text:p>
          </table:table-cell>
          <table:table-cell office:value-type="float" office:value="0.7685" calcext:value-type="float">
            <text:p>0.7685</text:p>
          </table:table-cell>
          <table:table-cell office:value-type="float" office:value="0.6402" calcext:value-type="float">
            <text:p>0.6402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986" calcext:value-type="float">
            <text:p>0.9986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float" office:value="0.7663" calcext:value-type="float">
            <text:p>0.7663</text:p>
          </table:table-cell>
          <table:table-cell office:value-type="float" office:value="0.7337" calcext:value-type="float">
            <text:p>0.7337</text:p>
          </table:table-cell>
          <table:table-cell office:value-type="string" calcext:value-type="string">
            <text:p>.</text:p>
          </table:table-cell>
          <table:table-cell office:value-type="float" office:value="0.6765" calcext:value-type="float">
            <text:p>0.6765</text:p>
          </table:table-cell>
          <table:table-cell office:value-type="string" calcext:value-type="string">
            <text:p>.</text:p>
          </table:table-cell>
          <table:table-cell office:value-type="float" office:value="0.7105" calcext:value-type="float">
            <text:p>0.7105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95" calcext:value-type="float">
            <text:p>0.695</text:p>
          </table:table-cell>
          <table:table-cell office:value-type="float" office:value="0.7446" calcext:value-type="float">
            <text:p>0.744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858" calcext:value-type="float">
            <text:p>0.6858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198" calcext:value-type="float">
            <text:p>0.7198</text:p>
          </table:table-cell>
          <table:table-cell office:value-type="string" calcext:value-type="string">
            <text:p>.</text:p>
          </table:table-cell>
          <table:table-cell office:value-type="float" office:value="0.9768" calcext:value-type="float">
            <text:p>0.97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0.819" calcext:value-type="float">
            <text:p>0.819</text:p>
          </table:table-cell>
          <table:table-cell office:value-type="float" office:value="0.6727" calcext:value-type="float">
            <text:p>0.6727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8552" calcext:value-type="float">
            <text:p>0.8552</text:p>
          </table:table-cell>
          <table:table-cell office:value-type="float" office:value="0.6787" calcext:value-type="float">
            <text:p>0.6787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7617" calcext:value-type="float">
            <text:p>0.7617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763" calcext:value-type="float">
            <text:p>0.8763</text:p>
          </table:table-cell>
        </table:table-row>
        <table:table-row table:style-name="ro1">
          <table:table-cell office:value-type="string" calcext:value-type="string">
            <text:p>&amp;apos;s</text:p>
          </table:table-cell>
          <table:table-cell office:value-type="float" office:value="0.643" calcext:value-type="float">
            <text:p>0.643</text:p>
          </table:table-cell>
          <table:table-cell office:value-type="float" office:value="0.5973" calcext:value-type="float">
            <text:p>0.5973</text:p>
          </table:table-cell>
          <table:table-cell office:value-type="string" calcext:value-type="string">
            <text:p>.</text:p>
          </table:table-cell>
          <table:table-cell office:value-type="float" office:value="0.6201" calcext:value-type="float">
            <text:p>0.6201</text:p>
          </table:table-cell>
          <table:table-cell office:value-type="string" calcext:value-type="string">
            <text:p>.</text:p>
          </table:table-cell>
          <table:table-cell office:value-type="float" office:value="0.7007" calcext:value-type="float">
            <text:p>0.7007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651" calcext:value-type="float">
            <text:p>0.651</text:p>
          </table:table-cell>
          <table:table-cell office:value-type="float" office:value="0.5946" calcext:value-type="float">
            <text:p>0.5946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376" calcext:value-type="float">
            <text:p>0.8376</text:p>
          </table:table-cell>
        </table:table-row>
        <table:table-row table:style-name="ro1">
          <table:table-cell office:value-type="string" calcext:value-type="string">
            <text:p>difficult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7308" calcext:value-type="float">
            <text:p>0.7308</text:p>
          </table:table-cell>
          <table:table-cell office:value-type="string" calcext:value-type="string">
            <text:p>.</text:p>
          </table:table-cell>
          <table:table-cell office:value-type="float" office:value="0.6893" calcext:value-type="float">
            <text:p>0.6893</text:p>
          </table:table-cell>
          <table:table-cell office:value-type="string" calcext:value-type="string">
            <text:p>.</text:p>
          </table:table-cell>
          <table:table-cell office:value-type="float" office:value="0.6849" calcext:value-type="float">
            <text:p>0.6849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464" calcext:value-type="float">
            <text:p>0.6464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538" calcext:value-type="float">
            <text:p>0.6538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467" calcext:value-type="float">
            <text:p>0.9467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5759" calcext:value-type="float">
            <text:p>0.5759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5886" calcext:value-type="float">
            <text:p>0.5886</text:p>
          </table:table-cell>
          <table:table-cell office:value-type="string" calcext:value-type="string">
            <text:p>.</text:p>
          </table:table-cell>
          <table:table-cell office:value-type="float" office:value="0.5823" calcext:value-type="float">
            <text:p>0.5823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6228" calcext:value-type="float">
            <text:p>0.6228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557" calcext:value-type="float">
            <text:p>0.8557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6305" calcext:value-type="float">
            <text:p>0.6305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437" calcext:value-type="float">
            <text:p>0.6437</text:p>
          </table:table-cell>
          <table:table-cell office:value-type="string" calcext:value-type="string">
            <text:p>.</text:p>
          </table:table-cell>
          <table:table-cell office:value-type="float" office:value="0.6093" calcext:value-type="float">
            <text:p>0.6093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5841" calcext:value-type="float">
            <text:p>0.5841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7258" calcext:value-type="float">
            <text:p>0.725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0.5902" calcext:value-type="float">
            <text:p>0.5902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5979" calcext:value-type="float">
            <text:p>0.5979</text:p>
          </table:table-cell>
          <table:table-cell office:value-type="string" calcext:value-type="string">
            <text:p>.</text:p>
          </table:table-cell>
          <table:table-cell office:value-type="float" office:value="0.6469" calcext:value-type="float">
            <text:p>0.6469</text:p>
          </table:table-cell>
          <table:table-cell office:value-type="string" calcext:value-type="string">
            <text:p>.</text:p>
          </table:table-cell>
          <table:table-cell office:value-type="float" office:value="0.8711" calcext:value-type="float">
            <text:p>0.8711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6992" calcext:value-type="float">
            <text:p>0.6992</text:p>
          </table:table-cell>
          <table:table-cell office:value-type="string" calcext:value-type="string">
            <text:p>.</text:p>
          </table:table-cell>
          <table:table-cell office:value-type="float" office:value="0.6961" calcext:value-type="float">
            <text:p>0.6961</text:p>
          </table:table-cell>
          <table:table-cell office:value-type="float" office:value="0.6946" calcext:value-type="float">
            <text:p>0.6946</text:p>
          </table:table-cell>
          <table:table-cell office:value-type="string" calcext:value-type="string">
            <text:p>.</text:p>
          </table:table-cell>
          <table:table-cell office:value-type="float" office:value="0.7395" calcext:value-type="float">
            <text:p>0.7395</text:p>
          </table:table-cell>
          <table:table-cell office:value-type="string" calcext:value-type="string">
            <text:p>.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6822" calcext:value-type="float">
            <text:p>0.6822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318" calcext:value-type="float">
            <text:p>0.731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6992" calcext:value-type="float">
            <text:p>0.6992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8946" calcext:value-type="float">
            <text:p>0.8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uare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6354" calcext:value-type="float">
            <text:p>0.6354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671" calcext:value-type="float">
            <text:p>0.6671</text:p>
          </table:table-cell>
          <table:table-cell office:value-type="string" calcext:value-type="string">
            <text:p>.</text:p>
          </table:table-cell>
          <table:table-cell office:value-type="float" office:value="0.6575" calcext:value-type="float">
            <text:p>0.6575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146" calcext:value-type="float">
            <text:p>0.6146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8591" calcext:value-type="float">
            <text:p>0.8591</text:p>
          </table:table-cell>
        </table:table-row>
        <table:table-row table:style-name="ro1">
          <table:table-cell office:value-type="string" calcext:value-type="string">
            <text:p>net</text:p>
          </table:table-cell>
          <table:table-cell office:value-type="float" office:value="0.6794" calcext:value-type="float">
            <text:p>0.6794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126" calcext:value-type="float">
            <text:p>0.6126</text:p>
          </table:table-cell>
          <table:table-cell office:value-type="string" calcext:value-type="string">
            <text:p>.</text:p>
          </table:table-cell>
          <table:table-cell office:value-type="float" office:value="0.779" calcext:value-type="float">
            <text:p>0.779</text:p>
          </table:table-cell>
          <table:table-cell office:value-type="float" office:value="0.6194" calcext:value-type="float">
            <text:p>0.619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6726" calcext:value-type="float">
            <text:p>0.6726</text:p>
          </table:table-cell>
          <table:table-cell office:value-type="float" office:value="0.6085" calcext:value-type="float">
            <text:p>0.6085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7394" calcext:value-type="float">
            <text:p>0.7394</text:p>
          </table:table-cell>
        </table:table-row>
        <table:table-row table:style-name="ro1">
          <table:table-cell table:number-columns-repeated="6" office:value-type="string" calcext:value-type="string">
            <text:p>.</text:p>
          </table:table-cell>
          <table:table-cell office:value-type="float" office:value="0.7585" calcext:value-type="float">
            <text:p>0.7585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043" calcext:value-type="float">
            <text:p>0.7043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858" calcext:value-type="float">
            <text:p>0.6858</text:p>
          </table:table-cell>
          <table:table-cell office:value-type="float" office:value="0.7183" calcext:value-type="float">
            <text:p>0.7183</text:p>
          </table:table-cell>
          <table:table-cell office:value-type="string" calcext:value-type="string">
            <text:p>.</text:p>
          </table:table-cell>
          <table:table-cell office:value-type="float" office:value="0.7399" calcext:value-type="float">
            <text:p>0.7399</text:p>
          </table:table-cell>
          <table:table-cell office:value-type="float" office:value="0.678" calcext:value-type="float">
            <text:p>0.678</text:p>
          </table:table-cell>
          <table:table-cell office:value-type="string" calcext:value-type="string">
            <text:p>.</text:p>
          </table:table-cell>
          <table:table-cell office:value-type="float" office:value="0.7074" calcext:value-type="float">
            <text:p>0.7074</text:p>
          </table:table-cell>
          <table:table-cell office:value-type="float" office:value="0.7198" calcext:value-type="float">
            <text:p>0.7198</text:p>
          </table:table-cell>
          <table:table-cell office:value-type="float" office:value="1" calcext:value-type="float">
            <text:p>1</text:p>
          </table:table-cell>
          <table:table-cell office:value-type="float" office:value="0.9288" calcext:value-type="float">
            <text:p>0.9288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8384" calcext:value-type="float">
            <text:p>0.8384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333" calcext:value-type="float">
            <text:p>0.8333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7653" calcext:value-type="float">
            <text:p>0.7653</text:p>
          </table:table-cell>
          <table:table-cell office:value-type="string" calcext:value-type="string">
            <text:p>.</text:p>
          </table:table-cell>
          <table:table-cell office:value-type="float" office:value="0.767" calcext:value-type="float">
            <text:p>0.767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728" calcext:value-type="float">
            <text:p>0.97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1:23:48.318687822</dc:date>
    <meta:editing-duration>PT2M47S</meta:editing-duration>
    <meta:editing-cycles>1</meta:editing-cycles>
    <meta:document-statistic meta:table-count="1" meta:cell-count="1800" meta:object-count="0"/>
    <meta:generator>LibreOffice/6.4.7.2$Linux_X86_64 LibreOffice_project/40$Build-2</meta:generator>
  </office:meta>
</office:document-meta>
</file>